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Base de datos puntos_nevado</text:h>
      <text:h text:outline-level="2" text:style-name="Heading_2" text:is-list-header="true">Estructura de tabla para la tabla compromisos</text:h>
      <table:table table:name="compromisos_structure">
        <table:table-column table:number-columns-repeated="7"/>
        <table:table-row>
          <table:table-cell office:value-type="string">
            <text:p>Colum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redeterminado</text:p>
          </table:table-cell>
          <table:table-cell office:value-type="string">
            <text:p>Enlaces a</text:p>
          </table:table-cell>
          <table:table-cell office:value-type="string">
            <text:p>Comentarios</text:p>
          </table:table-cell>
          <table:table-cell office:value-type="string">
            <text:p>MIME-type</text:p>
          </table:table-cell>
        </table:table-row>
        <table:table-row>
          <table:table-cell office:value-type="string">
            <text:p>codigo</text:p>
          </table:table-cell>
          <table:table-cell office:value-type="string">
            <text:p>varchar(6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ipo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aturaleza</text:p>
          </table:table-cell>
          <table:table-cell office:value-type="string">
            <text:p>varchar(12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ntrumento</text:p>
          </table:table-cell>
          <table:table-cell office:value-type="string">
            <text:p>varchar(2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recaudo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Volcado de datos para la tabla compromisos</text:h>
      <table:table table:name="compromisos_structure">
        <table:table-column table:number-columns-repeated="5"/>
        <table:table-row>
          <table:table-cell office:value-type="string">
            <text:p>codigo</text:p>
          </table:table-cell>
          <table:table-cell office:value-type="string">
            <text:p>tipo</text:p>
          </table:table-cell>
          <table:table-cell office:value-type="string">
            <text:p>naturaleza</text:p>
          </table:table-cell>
          <table:table-cell office:value-type="string">
            <text:p>intrumento</text:p>
          </table:table-cell>
          <table:table-cell office:value-type="string">
            <text:p>recaudo</text:p>
          </table:table-cell>
        </table:table-row>
        <table:table-row>
          <table:table-cell office:value-type="string">
            <text:p>CONADE</text:p>
          </table:table-cell>
          <table:table-cell office:value-type="string">
            <text:p>CONTRATOS</text:p>
          </table:table-cell>
          <table:table-cell office:value-type="string">
            <text:p>Adendum de Contratos</text:p>
          </table:table-cell>
          <table:table-cell office:value-type="string">
            <text:p>Punto de Cuenta</text:p>
          </table:table-cell>
          <table:table-cell office:value-type="string">
            <text:p>Informe ó Exposición de Motivos para justificar la modificación del Contrato (Tiempo de ejecución, aumentos de montos, trabajos adicionales, etc)||Comunicación del Proveedor ó Contratista solicitando la modificación respectivacontratación</text:p>
          </table:table-cell>
        </table:table-row>
        <table:table-row>
          <table:table-cell office:value-type="string">
            <text:p>CONJUR</text:p>
          </table:table-cell>
          <table:table-cell office:value-type="string">
            <text:p>CONTRATOS</text:p>
          </table:table-cell>
          <table:table-cell office:value-type="string">
            <text:p>Persona Jurídicas</text:p>
          </table:table-cell>
          <table:table-cell office:value-type="string">
            <text:p>Punto de Cuenta</text:p>
          </table:table-cell>
          <table:table-cell office:value-type="string">
            <text:p>Informe de Selección del Proveedor y/o Exposición de Motivos para justificar la Contratación||Ofertas de Servicios (Mínimo tres (3)||Términos de Referencia o solicitud detallada del servicio y los productos a obtener||Informe</text:p>
          </table:table-cell>
        </table:table-row>
        <table:table-row>
          <table:table-cell office:value-type="string">
            <text:p>CONLIC</text:p>
          </table:table-cell>
          <table:table-cell office:value-type="string">
            <text:p>CONTRATOS</text:p>
          </table:table-cell>
          <table:table-cell office:value-type="string">
            <text:p>Licitaciones</text:p>
          </table:table-cell>
          <table:table-cell office:value-type="string">
            <text:p>Punto de Cuenta</text:p>
          </table:table-cell>
          <table:table-cell office:value-type="string">
            <text:p>Costos Referenciales (Estimados)||Exposición de motivos o Informe de justificación de la necesidad de la compra o contratación</text:p>
          </table:table-cell>
        </table:table-row>
        <table:table-row>
          <table:table-cell office:value-type="string">
            <text:p>CONPER</text:p>
          </table:table-cell>
          <table:table-cell office:value-type="string">
            <text:p>CONTRATOS</text:p>
          </table:table-cell>
          <table:table-cell office:value-type="string">
            <text:p>Persona Natural</text:p>
          </table:table-cell>
          <table:table-cell office:value-type="string">
            <text:p>Punto de Cuenta</text:p>
          </table:table-cell>
          <table:table-cell office:value-type="string">
            <text:p>Memo de Solicitud y Justificación de la Contratación con Detalle de los Servicios y/o Productos a contratar||Oferta de Servicio||Curriculum Vitae||Copia de la Cédula de Identidad||Currículo Vital||Título Universitario para los casos de Honorarios Profesionales</text:p>
          </table:table-cell>
        </table:table-row>
        <table:table-row>
          <table:table-cell office:value-type="string">
            <text:p>CONSEP</text:p>
          </table:table-cell>
          <table:table-cell office:value-type="string">
            <text:p>CONTRATOS</text:p>
          </table:table-cell>
          <table:table-cell office:value-type="string">
            <text:p>Servicios Profesionales</text:p>
          </table:table-cell>
          <table:table-cell office:value-type="string">
            <text:p>Punto de Cuenta</text:p>
          </table:table-cell>
          <table:table-cell office:value-type="string">
            <text:p>Términos de Referencia</text:p>
          </table:table-cell>
        </table:table-row>
        <table:table-row>
          <table:table-cell office:value-type="string">
            <text:p>INGNOM</text:p>
          </table:table-cell>
          <table:table-cell office:value-type="string">
            <text:p>INGRESOS DE NOMINA Y MOVIMIENTOS DE PERSONAL</text:p>
          </table:table-cell>
          <table:table-cell office:value-type="string">
            <text:p>Personal Fijo</text:p>
          </table:table-cell>
          <table:table-cell office:value-type="string">
            <text:p>Punto de Cuenta</text:p>
          </table:table-cell>
          <table:table-cell office:value-type="string">
            <text:p>Curriculum Vitae||Soportes del Curriculum Vitae||Copia de Cedula de Identidad</text:p>
          </table:table-cell>
        </table:table-row>
        <table:table-row>
          <table:table-cell office:value-type="string">
            <text:p>NOCPRE</text:p>
          </table:table-cell>
          <table:table-cell office:value-type="string">
            <text:p>S/C</text:p>
          </table:table-cell>
          <table:table-cell office:value-type="string">
            <text:p>Sin Compromiso Presupuestario</text:p>
          </table:table-cell>
          <table:table-cell office:value-type="string">
            <text:p>Punto de Cuenta</text:p>
          </table:table-cell>
          <table:table-cell office:value-type="string">
            <text:p/>
          </table:table-cell>
        </table:table-row>
        <table:table-row>
          <table:table-cell office:value-type="string">
            <text:p>OTROS</text:p>
          </table:table-cell>
          <table:table-cell office:value-type="string">
            <text:p>OTROS</text:p>
          </table:table-cell>
          <table:table-cell office:value-type="string">
            <text:p>Otros</text:p>
          </table:table-cell>
          <table:table-cell office:value-type="string">
            <text:p>Punto de Cuenta</text:p>
          </table:table-cell>
          <table:table-cell office:value-type="string">
            <text:p/>
          </table:table-cell>
        </table:table-row>
        <table:table-row>
          <table:table-cell office:value-type="string">
            <text:p>VIAATC</text:p>
          </table:table-cell>
          <table:table-cell office:value-type="string">
            <text:p>VIÁTICOS INTERNACIONALES</text:p>
          </table:table-cell>
          <table:table-cell office:value-type="string">
            <text:p>Asistencia Técnica por Convenios</text:p>
          </table:table-cell>
          <table:table-cell office:value-type="string">
            <text:p>Punto de Cuenta</text:p>
          </table:table-cell>
          <table:table-cell office:value-type="string">
            <text:p>Solicitud vía Sistema Puntos de Cuenta</text:p>
          </table:table-cell>
        </table:table-row>
        <table:table-row>
          <table:table-cell office:value-type="string">
            <text:p>VIACRS</text:p>
          </table:table-cell>
          <table:table-cell office:value-type="string">
            <text:p>CURSOS</text:p>
          </table:table-cell>
          <table:table-cell office:value-type="string">
            <text:p>Personal del INCES y Relacionados (Contratados, Misiones Asignadas, etc).</text:p>
          </table:table-cell>
          <table:table-cell office:value-type="string">
            <text:p>Punto de Cuenta</text:p>
          </table:table-cell>
          <table:table-cell office:value-type="string">
            <text:p>Postulación||Programa y oferta del curso
</text:p>
          </table:table-cell>
        </table:table-row>
        <table:table-row>
          <table:table-cell office:value-type="string">
            <text:p>VIACUR</text:p>
          </table:table-cell>
          <table:table-cell office:value-type="string">
            <text:p>VIÁTICOS INTERNACIONALES</text:p>
          </table:table-cell>
          <table:table-cell office:value-type="string">
            <text:p>Para Cursos</text:p>
          </table:table-cell>
          <table:table-cell office:value-type="string">
            <text:p>Punto de Cuenta</text:p>
          </table:table-cell>
          <table:table-cell office:value-type="string">
            <text:p>Postulación y Justificación||Programa</text:p>
          </table:table-cell>
        </table:table-row>
        <table:table-row>
          <table:table-cell office:value-type="string">
            <text:p>VIAEVE</text:p>
          </table:table-cell>
          <table:table-cell office:value-type="string">
            <text:p>VIÁTICOS INTERNACIONALES</text:p>
          </table:table-cell>
          <table:table-cell office:value-type="string">
            <text:p>Para Eventos</text:p>
          </table:table-cell>
          <table:table-cell office:value-type="string">
            <text:p>Punto de Cuenta</text:p>
          </table:table-cell>
          <table:table-cell office:value-type="string">
            <text:p>Postulación y Justificación||Programa||Invitación con detalles de gastos a sufragar por el CNTI y por la Empresa ó Institución Anfitriona</text:p>
          </table:table-cell>
        </table:table-row>
      </table:table>
      <text:h text:outline-level="2" text:style-name="Heading_2" text:is-list-header="true">Estructura de tabla para la tabla estatus</text:h>
      <table:table table:name="estatus_structure">
        <table:table-column table:number-columns-repeated="7"/>
        <table:table-row>
          <table:table-cell office:value-type="string">
            <text:p>Colum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redeterminado</text:p>
          </table:table-cell>
          <table:table-cell office:value-type="string">
            <text:p>Enlaces a</text:p>
          </table:table-cell>
          <table:table-cell office:value-type="string">
            <text:p>Comentarios</text:p>
          </table:table-cell>
          <table:table-cell office:value-type="string">
            <text:p>MIME-type</text:p>
          </table:table-cell>
        </table:table-row>
        <table:table-row>
          <table:table-cell office:value-type="string">
            <text:p>codigo</text:p>
          </table:table-cell>
          <table:table-cell office:value-type="string">
            <text:p>varchar(6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mbre</text:p>
          </table:table-cell>
          <table:table-cell office:value-type="string">
            <text:p>varchar(3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Volcado de datos para la tabla estatus</text:h>
      <table:table table:name="estatus_structure">
        <table:table-column table:number-columns-repeated="2"/>
        <table:table-row>
          <table:table-cell office:value-type="string">
            <text:p>codigo</text:p>
          </table:table-cell>
          <table:table-cell office:value-type="string">
            <text:p>nombre</text:p>
          </table:table-cell>
        </table:table-row>
        <table:table-row>
          <table:table-cell office:value-type="string">
            <text:p>DEJAPR</text:p>
          </table:table-cell>
          <table:table-cell office:value-type="string">
            <text:p>Aprobado</text:p>
          </table:table-cell>
        </table:table-row>
        <table:table-row>
          <table:table-cell office:value-type="string">
            <text:p>DEJDIF</text:p>
          </table:table-cell>
          <table:table-cell office:value-type="string">
            <text:p>Diferido</text:p>
          </table:table-cell>
        </table:table-row>
        <table:table-row>
          <table:table-cell office:value-type="string">
            <text:p>DEJNEG</text:p>
          </table:table-cell>
          <table:table-cell office:value-type="string">
            <text:p>Negado</text:p>
          </table:table-cell>
        </table:table-row>
        <table:table-row>
          <table:table-cell office:value-type="string">
            <text:p>DEJVIS</text:p>
          </table:table-cell>
          <table:table-cell office:value-type="string">
            <text:p>Visto</text:p>
          </table:table-cell>
        </table:table-row>
        <table:table-row>
          <table:table-cell office:value-type="string">
            <text:p>GERDEJ</text:p>
          </table:table-cell>
          <table:table-cell office:value-type="string">
            <text:p>Enviado a la Dir. Ejec.</text:p>
          </table:table-cell>
        </table:table-row>
        <table:table-row>
          <table:table-cell office:value-type="string">
            <text:p>GERELI</text:p>
          </table:table-cell>
          <table:table-cell office:value-type="string">
            <text:p>Eliminado</text:p>
          </table:table-cell>
        </table:table-row>
        <table:table-row>
          <table:table-cell office:value-type="string">
            <text:p>GERPRO</text:p>
          </table:table-cell>
          <table:table-cell office:value-type="string">
            <text:p>Enviado a presupuesto</text:p>
          </table:table-cell>
        </table:table-row>
        <table:table-row>
          <table:table-cell office:value-type="string">
            <text:p>GERREG</text:p>
          </table:table-cell>
          <table:table-cell office:value-type="string">
            <text:p>Registrado</text:p>
          </table:table-cell>
        </table:table-row>
        <table:table-row>
          <table:table-cell office:value-type="string">
            <text:p>PREAPR</text:p>
          </table:table-cell>
          <table:table-cell office:value-type="string">
            <text:p>Aprobado</text:p>
          </table:table-cell>
        </table:table-row>
        <table:table-row>
          <table:table-cell office:value-type="string">
            <text:p>PREDEV</text:p>
          </table:table-cell>
          <table:table-cell office:value-type="string">
            <text:p>Devuelto</text:p>
          </table:table-cell>
        </table:table-row>
        <table:table-row>
          <table:table-cell office:value-type="string">
            <text:p>PRSAPR</text:p>
          </table:table-cell>
          <table:table-cell office:value-type="string">
            <text:p>Aprobado</text:p>
          </table:table-cell>
        </table:table-row>
        <table:table-row>
          <table:table-cell office:value-type="string">
            <text:p>PRSDIF</text:p>
          </table:table-cell>
          <table:table-cell office:value-type="string">
            <text:p>Diferido</text:p>
          </table:table-cell>
        </table:table-row>
        <table:table-row>
          <table:table-cell office:value-type="string">
            <text:p>PRSNEG</text:p>
          </table:table-cell>
          <table:table-cell office:value-type="string">
            <text:p>Negado</text:p>
          </table:table-cell>
        </table:table-row>
        <table:table-row>
          <table:table-cell office:value-type="string">
            <text:p>PRSVIS</text:p>
          </table:table-cell>
          <table:table-cell office:value-type="string">
            <text:p>Visto</text:p>
          </table:table-cell>
        </table:table-row>
      </table:table>
      <text:h text:outline-level="2" text:style-name="Heading_2" text:is-list-header="true">Estructura de tabla para la tabla gerencias</text:h>
      <table:table table:name="gerencias_structure">
        <table:table-column table:number-columns-repeated="7"/>
        <table:table-row>
          <table:table-cell office:value-type="string">
            <text:p>Colum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redeterminado</text:p>
          </table:table-cell>
          <table:table-cell office:value-type="string">
            <text:p>Enlaces a</text:p>
          </table:table-cell>
          <table:table-cell office:value-type="string">
            <text:p>Comentarios</text:p>
          </table:table-cell>
          <table:table-cell office:value-type="string">
            <text:p>MIME-type</text:p>
          </table:table-cell>
        </table:table-row>
        <table:table-row>
          <table:table-cell office:value-type="string">
            <text:p>codigo</text:p>
          </table:table-cell>
          <table:table-cell office:value-type="string">
            <text:p>varchar(7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mbre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uenta</text:p>
          </table:table-cell>
          <table:table-cell office:value-type="string">
            <text:p>varchar(15)</text:p>
          </table:table-cell>
          <table:table-cell office:value-type="string">
            <text:p>Sí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Volcado de datos para la tabla gerencias</text:h>
      <table:table table:name="gerencias_structure">
        <table:table-column table:number-columns-repeated="3"/>
        <table:table-row>
          <table:table-cell office:value-type="string">
            <text:p>codigo</text:p>
          </table:table-cell>
          <table:table-cell office:value-type="string">
            <text:p>nombre</text:p>
          </table:table-cell>
          <table:table-cell office:value-type="string">
            <text:p>cuenta</text:p>
          </table:table-cell>
        </table:table-row>
        <table:table-row>
          <table:table-cell office:value-type="string">
            <text:p>ATCIU</text:p>
          </table:table-cell>
          <table:table-cell office:value-type="string">
            <text:p>Atención Al Ciudadano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AUD</text:p>
          </table:table-cell>
          <table:table-cell office:value-type="string">
            <text:p>Auditoria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CJUR</text:p>
          </table:table-cell>
          <table:table-cell office:value-type="string">
            <text:p>Consultoría Jurídica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COOP</text:p>
          </table:table-cell>
          <table:table-cell office:value-type="string">
            <text:p>Cooperacion Internaciona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DIREJEC</text:p>
          </table:table-cell>
          <table:table-cell office:value-type="string">
            <text:p>Dirección Ejecutiva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FIN</text:p>
          </table:table-cell>
          <table:table-cell office:value-type="string">
            <text:p>Finanzas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FORPROF</text:p>
          </table:table-cell>
          <table:table-cell office:value-type="string">
            <text:p>Formación Profesional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ger</text:p>
          </table:table-cell>
          <table:table-cell office:value-type="string">
            <text:p>gerencia</text:p>
          </table:table-cell>
          <table:table-cell office:value-type="string">
            <text:p>ger</text:p>
          </table:table-cell>
        </table:table-row>
        <table:table-row>
          <table:table-cell office:value-type="string">
            <text:p>INCMIL</text:p>
          </table:table-cell>
          <table:table-cell office:value-type="string">
            <text:p>Inces Militar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INFRA</text:p>
          </table:table-cell>
          <table:table-cell office:value-type="string">
            <text:p>Infraestructura Y Servicios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INFREL</text:p>
          </table:table-cell>
          <table:table-cell office:value-type="string">
            <text:p>Información Y Relaciones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INFSIS</text:p>
          </table:table-cell>
          <table:table-cell office:value-type="string">
            <text:p>Informática Y Sistemas</text:p>
          </table:table-cell>
          <table:table-cell office:value-type="string">
            <text:p>jquintero</text:p>
          </table:table-cell>
        </table:table-row>
        <table:table-row>
          <table:table-cell office:value-type="string">
            <text:p>PLANF</text:p>
          </table:table-cell>
          <table:table-cell office:value-type="string">
            <text:p>Planificación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PRES</text:p>
          </table:table-cell>
          <table:table-cell office:value-type="string">
            <text:p>Presidencia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RRHH</text:p>
          </table:table-cell>
          <table:table-cell office:value-type="string">
            <text:p>Recursos Humanos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TRIBUTO</text:p>
          </table:table-cell>
          <table:table-cell office:value-type="string">
            <text:p>Tributo</text:p>
          </table:table-cell>
          <table:table-cell office:value-type="string">
            <text:p>NULL</text:p>
          </table:table-cell>
        </table:table-row>
      </table:table>
      <text:h text:outline-level="2" text:style-name="Heading_2" text:is-list-header="true">Estructura de tabla para la tabla perfiles</text:h>
      <table:table table:name="perfiles_structure">
        <table:table-column table:number-columns-repeated="7"/>
        <table:table-row>
          <table:table-cell office:value-type="string">
            <text:p>Colum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redeterminado</text:p>
          </table:table-cell>
          <table:table-cell office:value-type="string">
            <text:p>Enlaces a</text:p>
          </table:table-cell>
          <table:table-cell office:value-type="string">
            <text:p>Comentarios</text:p>
          </table:table-cell>
          <table:table-cell office:value-type="string">
            <text:p>MIME-type</text:p>
          </table:table-cell>
        </table:table-row>
        <table:table-row>
          <table:table-cell office:value-type="string">
            <text:p>codigo</text:p>
          </table:table-cell>
          <table:table-cell office:value-type="string">
            <text:p>varchar(3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mbre</text:p>
          </table:table-cell>
          <table:table-cell office:value-type="string">
            <text:p>varchar(3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osicion</text:p>
          </table:table-cell>
          <table:table-cell office:value-type="string">
            <text:p>varchar(2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abilitado</text:p>
          </table:table-cell>
          <table:table-cell office:value-type="string">
            <text:p>char(1)</text:p>
          </table:table-cell>
          <table:table-cell office:value-type="string">
            <text:p>Sí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Volcado de datos para la tabla perfiles</text:h>
      <table:table table:name="perfiles_structure">
        <table:table-column table:number-columns-repeated="4"/>
        <table:table-row>
          <table:table-cell office:value-type="string">
            <text:p>codigo</text:p>
          </table:table-cell>
          <table:table-cell office:value-type="string">
            <text:p>nombre</text:p>
          </table:table-cell>
          <table:table-cell office:value-type="string">
            <text:p>posicion</text:p>
          </table:table-cell>
          <table:table-cell office:value-type="string">
            <text:p>habilitado</text:p>
          </table:table-cell>
        </table:table-row>
        <table:table-row>
          <table:table-cell office:value-type="string">
            <text:p>ADM</text:p>
          </table:table-cell>
          <table:table-cell office:value-type="string">
            <text:p>Administración del Sistema</text:p>
          </table:table-cell>
          <table:table-cell office:value-type="string">
            <text:p>6</text:p>
          </table:table-cell>
          <table:table-cell office:value-type="string">
            <text:p>S</text:p>
          </table:table-cell>
        </table:table-row>
        <table:table-row>
          <table:table-cell office:value-type="string">
            <text:p>AUT</text:p>
          </table:table-cell>
          <table:table-cell office:value-type="string">
            <text:p>Auditoria</text:p>
          </table:table-cell>
          <table:table-cell office:value-type="string">
            <text:p>7</text:p>
          </table:table-cell>
          <table:table-cell office:value-type="string">
            <text:p>S</text:p>
          </table:table-cell>
        </table:table-row>
        <table:table-row>
          <table:table-cell office:value-type="string">
            <text:p>DEJ</text:p>
          </table:table-cell>
          <table:table-cell office:value-type="string">
            <text:p>Direcci¢n Ejecutiva</text:p>
          </table:table-cell>
          <table:table-cell office:value-type="string">
            <text:p>4</text:p>
          </table:table-cell>
          <table:table-cell office:value-type="string">
            <text:p>S</text:p>
          </table:table-cell>
        </table:table-row>
        <table:table-row>
          <table:table-cell office:value-type="string">
            <text:p>GER</text:p>
          </table:table-cell>
          <table:table-cell office:value-type="string">
            <text:p>Gerencias</text:p>
          </table:table-cell>
          <table:table-cell office:value-type="string">
            <text:p>1</text:p>
          </table:table-cell>
          <table:table-cell office:value-type="string">
            <text:p>S</text:p>
          </table:table-cell>
        </table:table-row>
        <table:table-row>
          <table:table-cell office:value-type="string">
            <text:p>PRE</text:p>
          </table:table-cell>
          <table:table-cell office:value-type="string">
            <text:p>Presupuesto</text:p>
          </table:table-cell>
          <table:table-cell office:value-type="string">
            <text:p>3</text:p>
          </table:table-cell>
          <table:table-cell office:value-type="string">
            <text:p>S</text:p>
          </table:table-cell>
        </table:table-row>
        <table:table-row>
          <table:table-cell office:value-type="string">
            <text:p>PRS</text:p>
          </table:table-cell>
          <table:table-cell office:value-type="string">
            <text:p>Presidencia</text:p>
          </table:table-cell>
          <table:table-cell office:value-type="string">
            <text:p>5</text:p>
          </table:table-cell>
          <table:table-cell office:value-type="string">
            <text:p>S</text:p>
          </table:table-cell>
        </table:table-row>
      </table:table>
      <text:h text:outline-level="2" text:style-name="Heading_2" text:is-list-header="true">Estructura de tabla para la tabla plantillas</text:h>
      <table:table table:name="plantillas_structure">
        <table:table-column table:number-columns-repeated="7"/>
        <table:table-row>
          <table:table-cell office:value-type="string">
            <text:p>Colum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redeterminado</text:p>
          </table:table-cell>
          <table:table-cell office:value-type="string">
            <text:p>Enlaces a</text:p>
          </table:table-cell>
          <table:table-cell office:value-type="string">
            <text:p>Comentarios</text:p>
          </table:table-cell>
          <table:table-cell office:value-type="string">
            <text:p>MIME-type</text:p>
          </table:table-cell>
        </table:table-row>
        <table:table-row>
          <table:table-cell office:value-type="string">
            <text:p>codigo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gerencia</text:p>
          </table:table-cell>
          <table:table-cell office:value-type="string">
            <text:p>varchar(4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gerencias (codigo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nno</text:p>
          </table:table-cell>
          <table:table-cell office:value-type="string">
            <text:p>varchar(4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suario</text:p>
          </table:table-cell>
          <table:table-cell office:value-type="string">
            <text:p>varchar(3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usuarios (cuenta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sunto</text:p>
          </table:table-cell>
          <table:table-cell office:value-type="string">
            <text:p>varchar(12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echa</text:p>
          </table:table-cell>
          <table:table-cell office:value-type="string">
            <text:p>datetime</text:p>
          </table:table-cell>
          <table:table-cell office:value-type="string">
            <text:p>No</text:p>
          </table:table-cell>
          <table:table-cell office:value-type="string">
            <text:p>0000-00-00 00:00: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status</text:p>
          </table:table-cell>
          <table:table-cell office:value-type="string">
            <text:p>varchar(6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estatus (codigo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escripcion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justificacion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onto</text:p>
          </table:table-cell>
          <table:table-cell office:value-type="string">
            <text:p>varchar(14)</text:p>
          </table:table-cell>
          <table:table-cell office:value-type="string">
            <text:p>No</text:p>
          </table:table-cell>
          <table:table-cell office:value-type="string">
            <text:p>0,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resentado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mpromiso</text:p>
          </table:table-cell>
          <table:table-cell office:value-type="string">
            <text:p>varchar(6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nsulta</text:p>
          </table:table-cell>
          <table:table-cell office:value-type="string">
            <text:p>varchar(4)</text:p>
          </table:table-cell>
          <table:table-cell office:value-type="string">
            <text:p>Sí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ep_orden_ccosto</text:p>
          </table:table-cell>
          <table:table-cell office:value-type="string">
            <text:p>text</text:p>
          </table:table-cell>
          <table:table-cell office:value-type="string">
            <text:p>Sí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mp_presupuestaria</text:p>
          </table:table-cell>
          <table:table-cell office:value-type="string">
            <text:p>text</text:p>
          </table:table-cell>
          <table:table-cell office:value-type="string">
            <text:p>Sí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oc_reserva</text:p>
          </table:table-cell>
          <table:table-cell office:value-type="string">
            <text:p>text</text:p>
          </table:table-cell>
          <table:table-cell office:value-type="string">
            <text:p>Sí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altantes</text:p>
          </table:table-cell>
          <table:table-cell office:value-type="string">
            <text:p>text</text:p>
          </table:table-cell>
          <table:table-cell office:value-type="string">
            <text:p>Sí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Volcado de datos para la tabla plantillas</text:h>
      <table:table table:name="plantillas_structure">
        <table:table-column table:number-columns-repeated="17"/>
        <table:table-row>
          <table:table-cell office:value-type="string">
            <text:p>codigo</text:p>
          </table:table-cell>
          <table:table-cell office:value-type="string">
            <text:p>gerencia</text:p>
          </table:table-cell>
          <table:table-cell office:value-type="string">
            <text:p>anno</text:p>
          </table:table-cell>
          <table:table-cell office:value-type="string">
            <text:p>usuario</text:p>
          </table:table-cell>
          <table:table-cell office:value-type="string">
            <text:p>asunto</text:p>
          </table:table-cell>
          <table:table-cell office:value-type="string">
            <text:p>fecha</text:p>
          </table:table-cell>
          <table:table-cell office:value-type="string">
            <text:p>estatus</text:p>
          </table:table-cell>
          <table:table-cell office:value-type="string">
            <text:p>descripcion</text:p>
          </table:table-cell>
          <table:table-cell office:value-type="string">
            <text:p>justificacion</text:p>
          </table:table-cell>
          <table:table-cell office:value-type="string">
            <text:p>monto</text:p>
          </table:table-cell>
          <table:table-cell office:value-type="string">
            <text:p>presentado</text:p>
          </table:table-cell>
          <table:table-cell office:value-type="string">
            <text:p>compromiso</text:p>
          </table:table-cell>
          <table:table-cell office:value-type="string">
            <text:p>consulta</text:p>
          </table:table-cell>
          <table:table-cell office:value-type="string">
            <text:p>pep_orden_ccosto</text:p>
          </table:table-cell>
          <table:table-cell office:value-type="string">
            <text:p>imp_presupuestaria</text:p>
          </table:table-cell>
          <table:table-cell office:value-type="string">
            <text:p>doc_reserva</text:p>
          </table:table-cell>
          <table:table-cell office:value-type="string">
            <text:p>faltantes</text:p>
          </table:table-cell>
        </table:table-row>
      </table:table>
      <text:h text:outline-level="2" text:style-name="Heading_2" text:is-list-header="true">Estructura de tabla para la tabla presupuesto</text:h>
      <table:table table:name="presupuesto_structure">
        <table:table-column table:number-columns-repeated="7"/>
        <table:table-row>
          <table:table-cell office:value-type="string">
            <text:p>Colum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redeterminado</text:p>
          </table:table-cell>
          <table:table-cell office:value-type="string">
            <text:p>Enlaces a</text:p>
          </table:table-cell>
          <table:table-cell office:value-type="string">
            <text:p>Comentarios</text:p>
          </table:table-cell>
          <table:table-cell office:value-type="string">
            <text:p>MIME-type</text:p>
          </table:table-cell>
        </table:table-row>
        <table:table-row>
          <table:table-cell office:value-type="string">
            <text:p>monto</text:p>
          </table:table-cell>
          <table:table-cell office:value-type="string">
            <text:p>varchar(14)</text:p>
          </table:table-cell>
          <table:table-cell office:value-type="string">
            <text:p>No</text:p>
          </table:table-cell>
          <table:table-cell office:value-type="string">
            <text:p>0,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echa</text:p>
          </table:table-cell>
          <table:table-cell office:value-type="string">
            <text:p>datetime</text:p>
          </table:table-cell>
          <table:table-cell office:value-type="string">
            <text:p>No</text:p>
          </table:table-cell>
          <table:table-cell office:value-type="string">
            <text:p>0000-00-00 00:00: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onto_dir</text:p>
          </table:table-cell>
          <table:table-cell office:value-type="string">
            <text:p>varchar(14)</text:p>
          </table:table-cell>
          <table:table-cell office:value-type="string">
            <text:p>No</text:p>
          </table:table-cell>
          <table:table-cell office:value-type="string">
            <text:p>0,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Volcado de datos para la tabla presupuesto</text:h>
      <table:table table:name="presupuesto_structure">
        <table:table-column table:number-columns-repeated="3"/>
        <table:table-row>
          <table:table-cell office:value-type="string">
            <text:p>monto</text:p>
          </table:table-cell>
          <table:table-cell office:value-type="string">
            <text:p>fecha</text:p>
          </table:table-cell>
          <table:table-cell office:value-type="string">
            <text:p>monto_dir</text:p>
          </table:table-cell>
        </table:table-row>
        <table:table-row>
          <table:table-cell office:value-type="string">
            <text:p>16000000</text:p>
          </table:table-cell>
          <table:table-cell office:value-type="string">
            <text:p>2018-03-21 14:15:41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Estructura de tabla para la tabla proyectos</text:h>
      <table:table table:name="proyectos_structure">
        <table:table-column table:number-columns-repeated="7"/>
        <table:table-row>
          <table:table-cell office:value-type="string">
            <text:p>Colum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redeterminado</text:p>
          </table:table-cell>
          <table:table-cell office:value-type="string">
            <text:p>Enlaces a</text:p>
          </table:table-cell>
          <table:table-cell office:value-type="string">
            <text:p>Comentarios</text:p>
          </table:table-cell>
          <table:table-cell office:value-type="string">
            <text:p>MIME-type</text:p>
          </table:table-cell>
        </table:table-row>
        <table:table-row>
          <table:table-cell office:value-type="string">
            <text:p>cod_proyecto</text:p>
          </table:table-cell>
          <table:table-cell office:value-type="string">
            <text:p>varchar(24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uenta</text:p>
          </table:table-cell>
          <table:table-cell office:value-type="string">
            <text:p>varchar(1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mbre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Volcado de datos para la tabla proyectos</text:h>
      <table:table table:name="proyectos_structure">
        <table:table-column table:number-columns-repeated="3"/>
        <table:table-row>
          <table:table-cell office:value-type="string">
            <text:p>cod_proyecto</text:p>
          </table:table-cell>
          <table:table-cell office:value-type="string">
            <text:p>cuenta</text:p>
          </table:table-cell>
          <table:table-cell office:value-type="string">
            <text:p>nombre</text:p>
          </table:table-cell>
        </table:table-row>
        <table:table-row>
          <table:table-cell office:value-type="string">
            <text:p>PROY1</text:p>
          </table:table-cell>
          <table:table-cell office:value-type="string">
            <text:p>aamarista</text:p>
          </table:table-cell>
          <table:table-cell office:value-type="string">
            <text:p>Proyecto 1</text:p>
          </table:table-cell>
        </table:table-row>
      </table:table>
      <text:h text:outline-level="2" text:style-name="Heading_2" text:is-list-header="true">Estructura de tabla para la tabla puntos</text:h>
      <table:table table:name="puntos_structure">
        <table:table-column table:number-columns-repeated="7"/>
        <table:table-row>
          <table:table-cell office:value-type="string">
            <text:p>Colum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redeterminado</text:p>
          </table:table-cell>
          <table:table-cell office:value-type="string">
            <text:p>Enlaces a</text:p>
          </table:table-cell>
          <table:table-cell office:value-type="string">
            <text:p>Comentarios</text:p>
          </table:table-cell>
          <table:table-cell office:value-type="string">
            <text:p>MIME-type</text:p>
          </table:table-cell>
        </table:table-row>
        <table:table-row>
          <table:table-cell office:value-type="string">
            <text:p>codigo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umero</text:p>
          </table:table-cell>
          <table:table-cell office:value-type="string">
            <text:p>varchar(24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suario</text:p>
          </table:table-cell>
          <table:table-cell office:value-type="string">
            <text:p>varchar(15)</text:p>
          </table:table-cell>
          <table:table-cell office:value-type="string">
            <text:p>Sí</text:p>
          </table:table-cell>
          <table:table-cell office:value-type="string">
            <text:p>NULL</text:p>
          </table:table-cell>
          <table:table-cell office:value-type="string">
            <text:p>usuarios (cuenta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sunto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echa</text:p>
          </table:table-cell>
          <table:table-cell office:value-type="string">
            <text:p>datetime</text:p>
          </table:table-cell>
          <table:table-cell office:value-type="string">
            <text:p>No</text:p>
          </table:table-cell>
          <table:table-cell office:value-type="string">
            <text:p>0000-00-00 00:00: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status</text:p>
          </table:table-cell>
          <table:table-cell office:value-type="string">
            <text:p>varchar(6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estatus (codigo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escripcion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justificacion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onto</text:p>
          </table:table-cell>
          <table:table-cell office:value-type="string">
            <text:p>varchar(14)</text:p>
          </table:table-cell>
          <table:table-cell office:value-type="string">
            <text:p>No</text:p>
          </table:table-cell>
          <table:table-cell office:value-type="string">
            <text:p>0,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resentado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mpromiso</text:p>
          </table:table-cell>
          <table:table-cell office:value-type="string">
            <text:p>varchar(6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compromisos (codigo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nsulta</text:p>
          </table:table-cell>
          <table:table-cell office:value-type="string">
            <text:p>varchar(7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ep_orden_ccosto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mp_presupuestaria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oc_reserva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altantes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su_ger</text:p>
          </table:table-cell>
          <table:table-cell office:value-type="string">
            <text:p>varchar(15)</text:p>
          </table:table-cell>
          <table:table-cell office:value-type="string">
            <text:p>Sí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d_proyecto</text:p>
          </table:table-cell>
          <table:table-cell office:value-type="string">
            <text:p>varchar(24)</text:p>
          </table:table-cell>
          <table:table-cell office:value-type="string">
            <text:p>Sí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ger_pres</text:p>
          </table:table-cell>
          <table:table-cell office:value-type="string">
            <text:p>varchar(15)</text:p>
          </table:table-cell>
          <table:table-cell office:value-type="string">
            <text:p>Sí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Volcado de datos para la tabla puntos</text:h>
      <table:table table:name="puntos_structure">
        <table:table-column table:number-columns-repeated="19"/>
        <table:table-row>
          <table:table-cell office:value-type="string">
            <text:p>codigo</text:p>
          </table:table-cell>
          <table:table-cell office:value-type="string">
            <text:p>numero</text:p>
          </table:table-cell>
          <table:table-cell office:value-type="string">
            <text:p>usuario</text:p>
          </table:table-cell>
          <table:table-cell office:value-type="string">
            <text:p>asunto</text:p>
          </table:table-cell>
          <table:table-cell office:value-type="string">
            <text:p>fecha</text:p>
          </table:table-cell>
          <table:table-cell office:value-type="string">
            <text:p>estatus</text:p>
          </table:table-cell>
          <table:table-cell office:value-type="string">
            <text:p>descripcion</text:p>
          </table:table-cell>
          <table:table-cell office:value-type="string">
            <text:p>justificacion</text:p>
          </table:table-cell>
          <table:table-cell office:value-type="string">
            <text:p>monto</text:p>
          </table:table-cell>
          <table:table-cell office:value-type="string">
            <text:p>presentado</text:p>
          </table:table-cell>
          <table:table-cell office:value-type="string">
            <text:p>compromiso</text:p>
          </table:table-cell>
          <table:table-cell office:value-type="string">
            <text:p>consulta</text:p>
          </table:table-cell>
          <table:table-cell office:value-type="string">
            <text:p>pep_orden_ccosto</text:p>
          </table:table-cell>
          <table:table-cell office:value-type="string">
            <text:p>imp_presupuestaria</text:p>
          </table:table-cell>
          <table:table-cell office:value-type="string">
            <text:p>doc_reserva</text:p>
          </table:table-cell>
          <table:table-cell office:value-type="string">
            <text:p>faltantes</text:p>
          </table:table-cell>
          <table:table-cell office:value-type="string">
            <text:p>usu_ger</text:p>
          </table:table-cell>
          <table:table-cell office:value-type="string">
            <text:p>cod_proyecto</text:p>
          </table:table-cell>
          <table:table-cell office:value-type="string">
            <text:p>ger_pres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INFSIS-1/2018</text:p>
          </table:table-cell>
          <table:table-cell office:value-type="string">
            <text:p>aamarista</text:p>
          </table:table-cell>
          <table:table-cell office:value-type="string">
            <text:p>gsdfgsdfgsdf</text:p>
          </table:table-cell>
          <table:table-cell office:value-type="string">
            <text:p>2018-03-17 11:25:25</text:p>
          </table:table-cell>
          <table:table-cell office:value-type="string">
            <text:p>GERDEJ</text:p>
          </table:table-cell>
          <table:table-cell office:value-type="string">
            <text:p>sdfgsdfgsfdgs&lt;br /&gt;</text:p>
          </table:table-cell>
          <table:table-cell office:value-type="string">
            <text:p>sfgsdfgsdfg&lt;br /&gt;</text:p>
          </table:table-cell>
          <table:table-cell office:value-type="string">
            <text:p>0</text:p>
          </table:table-cell>
          <table:table-cell office:value-type="string">
            <text:p>Presidente</text:p>
          </table:table-cell>
          <table:table-cell office:value-type="string">
            <text:p>NOCPRE</text:p>
          </table:table-cell>
          <table:table-cell office:value-type="string">
            <text:p>DIREJEC</text:p>
          </table:table-cell>
          <table:table-cell office:value-type="string">
            <text:p>00000&lt;br&gt;</text:p>
          </table:table-cell>
          <table:table-cell office:value-type="string">
            <text:p>00000&lt;br&gt;</text:p>
          </table:table-cell>
          <table:table-cell office:value-type="string">
            <text:p/>
          </table:table-cell>
          <table:table-cell office:value-type="string">
            <text:p>sfgsdfgsfdg&lt;br /&gt;</text:p>
          </table:table-cell>
          <table:table-cell office:value-type="string">
            <text:p>aamarista</text:p>
          </table:table-cell>
          <table:table-cell office:value-type="string">
            <text:p>PROY1</text:p>
          </table:table-cell>
          <table:table-cell office:value-type="string">
            <text:p>jquintero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INFSIS-2/2018</text:p>
          </table:table-cell>
          <table:table-cell office:value-type="string">
            <text:p>jquintero</text:p>
          </table:table-cell>
          <table:table-cell office:value-type="string">
            <text:p>opioupio</text:p>
          </table:table-cell>
          <table:table-cell office:value-type="string">
            <text:p>2018-03-17 11:32:24</text:p>
          </table:table-cell>
          <table:table-cell office:value-type="string">
            <text:p>GERELI</text:p>
          </table:table-cell>
          <table:table-cell office:value-type="string">
            <text:p>uoiyru&lt;span style="color: rgb(255, 110, 38);"&gt;yurtyu&lt;/span&gt;&lt;br /&gt;</text:p>
          </table:table-cell>
          <table:table-cell office:value-type="string">
            <text:p>adsfasdfasdfasdf&lt;br /&gt;</text:p>
          </table:table-cell>
          <table:table-cell office:value-type="string">
            <text:p>0</text:p>
          </table:table-cell>
          <table:table-cell office:value-type="string">
            <text:p>Presidente</text:p>
          </table:table-cell>
          <table:table-cell office:value-type="string">
            <text:p>NOCPRE</text:p>
          </table:table-cell>
          <table:table-cell office:value-type="string">
            <text:p>FIN</text:p>
          </table:table-cell>
          <table:table-cell office:value-type="string">
            <text:p>00000&lt;br&gt;</text:p>
          </table:table-cell>
          <table:table-cell office:value-type="string">
            <text:p>00000&lt;br&gt;</text:p>
          </table:table-cell>
          <table:table-cell office:value-type="string">
            <text:p/>
          </table:table-cell>
          <table:table-cell office:value-type="string">
            <text:p>asdfasdfasdfasdfa&lt;br /&gt;</text:p>
          </table:table-cell>
          <table:table-cell office:value-type="string">
            <text:p>aamarista</text:p>
          </table:table-cell>
          <table:table-cell office:value-type="string">
            <text:p>PROY1</text:p>
          </table:table-cell>
          <table:table-cell office:value-type="string">
            <text:p>jquintero</text:p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>INFSIS-3/2018</text:p>
          </table:table-cell>
          <table:table-cell office:value-type="string">
            <text:p>aamarista</text:p>
          </table:table-cell>
          <table:table-cell office:value-type="string">
            <text:p>hdfghdgf</text:p>
          </table:table-cell>
          <table:table-cell office:value-type="string">
            <text:p>2018-03-17 11:52:21</text:p>
          </table:table-cell>
          <table:table-cell office:value-type="string">
            <text:p>GERELI</text:p>
          </table:table-cell>
          <table:table-cell office:value-type="string">
            <text:p>dfghhdfghdfghdfghdfghdfgh&lt;br /&gt;</text:p>
          </table:table-cell>
          <table:table-cell office:value-type="string">
            <text:p>dfghdgdfg&lt;br /&gt;</text:p>
          </table:table-cell>
          <table:table-cell office:value-type="string">
            <text:p>0</text:p>
          </table:table-cell>
          <table:table-cell office:value-type="string">
            <text:p>Presidente</text:p>
          </table:table-cell>
          <table:table-cell office:value-type="string">
            <text:p>NOCPRE</text:p>
          </table:table-cell>
          <table:table-cell office:value-type="string">
            <text:p>COOP</text:p>
          </table:table-cell>
          <table:table-cell office:value-type="string">
            <text:p>00000&lt;br&gt;</text:p>
          </table:table-cell>
          <table:table-cell office:value-type="string">
            <text:p>00000&lt;br&gt;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amarista</text:p>
          </table:table-cell>
          <table:table-cell office:value-type="string">
            <text:p>PROY1</text:p>
          </table:table-cell>
          <table:table-cell office:value-type="string">
            <text:p>jquintero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>INFSIS-4/2018</text:p>
          </table:table-cell>
          <table:table-cell office:value-type="string">
            <text:p>aamarista</text:p>
          </table:table-cell>
          <table:table-cell office:value-type="string">
            <text:p>fgsfdgsf</text:p>
          </table:table-cell>
          <table:table-cell office:value-type="string">
            <text:p>2018-03-17 12:02:00</text:p>
          </table:table-cell>
          <table:table-cell office:value-type="string">
            <text:p>GERDEJ</text:p>
          </table:table-cell>
          <table:table-cell office:value-type="string">
            <text:p>sfdgsdfg&lt;br /&gt;</text:p>
          </table:table-cell>
          <table:table-cell office:value-type="string">
            <text:p>sdfgsdfg&lt;br /&gt;</text:p>
          </table:table-cell>
          <table:table-cell office:value-type="string">
            <text:p>0</text:p>
          </table:table-cell>
          <table:table-cell office:value-type="string">
            <text:p>Presidente</text:p>
          </table:table-cell>
          <table:table-cell office:value-type="string">
            <text:p>NOCPRE</text:p>
          </table:table-cell>
          <table:table-cell office:value-type="string">
            <text:p>INFSIS</text:p>
          </table:table-cell>
          <table:table-cell office:value-type="string">
            <text:p>00000&lt;br&gt;</text:p>
          </table:table-cell>
          <table:table-cell office:value-type="string">
            <text:p>00000&lt;br&gt;</text:p>
          </table:table-cell>
          <table:table-cell office:value-type="string">
            <text:p/>
          </table:table-cell>
          <table:table-cell office:value-type="string">
            <text:p>dsfgsdfgs&lt;br /&gt;</text:p>
          </table:table-cell>
          <table:table-cell office:value-type="string">
            <text:p>aamarista</text:p>
          </table:table-cell>
          <table:table-cell office:value-type="string">
            <text:p>PROY1</text:p>
          </table:table-cell>
          <table:table-cell office:value-type="string">
            <text:p>jquintero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>INFSIS-5/2018</text:p>
          </table:table-cell>
          <table:table-cell office:value-type="string">
            <text:p>aamarista</text:p>
          </table:table-cell>
          <table:table-cell office:value-type="string">
            <text:p>cvxc</text:p>
          </table:table-cell>
          <table:table-cell office:value-type="string">
            <text:p>2018-03-21 16:08:35</text:p>
          </table:table-cell>
          <table:table-cell office:value-type="string">
            <text:p>GERREG</text:p>
          </table:table-cell>
          <table:table-cell office:value-type="string">
            <text:p>xcvb&lt;br /&gt;</text:p>
          </table:table-cell>
          <table:table-cell office:value-type="string">
            <text:p>nbvn&lt;br /&gt;</text:p>
          </table:table-cell>
          <table:table-cell office:value-type="string">
            <text:p>0</text:p>
          </table:table-cell>
          <table:table-cell office:value-type="string">
            <text:p>Presidente</text:p>
          </table:table-cell>
          <table:table-cell office:value-type="string">
            <text:p>NOCPRE</text:p>
          </table:table-cell>
          <table:table-cell office:value-type="string">
            <text:p>ATCIU</text:p>
          </table:table-cell>
          <table:table-cell office:value-type="string">
            <text:p>00000&lt;br&gt;</text:p>
          </table:table-cell>
          <table:table-cell office:value-type="string">
            <text:p>00000&lt;br&gt;</text:p>
          </table:table-cell>
          <table:table-cell office:value-type="string">
            <text:p/>
          </table:table-cell>
          <table:table-cell office:value-type="string">
            <text:p>kjg&lt;br /&gt;</text:p>
          </table:table-cell>
          <table:table-cell office:value-type="string">
            <text:p>aamarista</text:p>
          </table:table-cell>
          <table:table-cell office:value-type="string">
            <text:p>PROY1</text:p>
          </table:table-cell>
          <table:table-cell office:value-type="string">
            <text:p>jquintero</text:p>
          </table:table-cell>
        </table:table-row>
      </table:table>
      <text:h text:outline-level="2" text:style-name="Heading_2" text:is-list-header="true">Estructura de tabla para la tabla puntos_detalles</text:h>
      <table:table table:name="puntos_detalles_structure">
        <table:table-column table:number-columns-repeated="7"/>
        <table:table-row>
          <table:table-cell office:value-type="string">
            <text:p>Colum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redeterminado</text:p>
          </table:table-cell>
          <table:table-cell office:value-type="string">
            <text:p>Enlaces a</text:p>
          </table:table-cell>
          <table:table-cell office:value-type="string">
            <text:p>Comentarios</text:p>
          </table:table-cell>
          <table:table-cell office:value-type="string">
            <text:p>MIME-type</text:p>
          </table:table-cell>
        </table:table-row>
        <table:table-row>
          <table:table-cell office:value-type="string">
            <text:p>numero</text:p>
          </table:table-cell>
          <table:table-cell office:value-type="string">
            <text:p>varchar(24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echa</text:p>
          </table:table-cell>
          <table:table-cell office:value-type="string">
            <text:p>datetime</text:p>
          </table:table-cell>
          <table:table-cell office:value-type="string">
            <text:p>No</text:p>
          </table:table-cell>
          <table:table-cell office:value-type="string">
            <text:p>0000-00-00 00:00:0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status</text:p>
          </table:table-cell>
          <table:table-cell office:value-type="string">
            <text:p>varchar(6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estatus (codigo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mentarios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ep_orden_ccosto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mp_presupuestaria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oc_reserva</text:p>
          </table:table-cell>
          <table:table-cell office:value-type="string">
            <text:p>text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altantes</text:p>
          </table:table-cell>
          <table:table-cell office:value-type="string">
            <text:p>text</text:p>
          </table:table-cell>
          <table:table-cell office:value-type="string">
            <text:p>Sí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suario</text:p>
          </table:table-cell>
          <table:table-cell office:value-type="string">
            <text:p>varchar(15)</text:p>
          </table:table-cell>
          <table:table-cell office:value-type="string">
            <text:p>Sí</text:p>
          </table:table-cell>
          <table:table-cell office:value-type="string">
            <text:p>NULL</text:p>
          </table:table-cell>
          <table:table-cell office:value-type="string">
            <text:p>usuarios (cuenta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Volcado de datos para la tabla puntos_detalles</text:h>
      <table:table table:name="puntos_detalles_structure">
        <table:table-column table:number-columns-repeated="9"/>
        <table:table-row>
          <table:table-cell office:value-type="string">
            <text:p>numero</text:p>
          </table:table-cell>
          <table:table-cell office:value-type="string">
            <text:p>fecha</text:p>
          </table:table-cell>
          <table:table-cell office:value-type="string">
            <text:p>estatus</text:p>
          </table:table-cell>
          <table:table-cell office:value-type="string">
            <text:p>comentarios</text:p>
          </table:table-cell>
          <table:table-cell office:value-type="string">
            <text:p>pep_orden_ccosto</text:p>
          </table:table-cell>
          <table:table-cell office:value-type="string">
            <text:p>imp_presupuestaria</text:p>
          </table:table-cell>
          <table:table-cell office:value-type="string">
            <text:p>doc_reserva</text:p>
          </table:table-cell>
          <table:table-cell office:value-type="string">
            <text:p>faltantes</text:p>
          </table:table-cell>
          <table:table-cell office:value-type="string">
            <text:p>usuario</text:p>
          </table:table-cell>
        </table:table-row>
        <table:table-row>
          <table:table-cell office:value-type="string">
            <text:p>INFSIS-1/2018</text:p>
          </table:table-cell>
          <table:table-cell office:value-type="string">
            <text:p>2018-03-17 11:26:40</text:p>
          </table:table-cell>
          <table:table-cell office:value-type="string">
            <text:p>GERRE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aamarista</text:p>
          </table:table-cell>
        </table:table-row>
        <table:table-row>
          <table:table-cell office:value-type="string">
            <text:p>INFSIS-1/2018</text:p>
          </table:table-cell>
          <table:table-cell office:value-type="string">
            <text:p>2018-03-17 11:28:50</text:p>
          </table:table-cell>
          <table:table-cell office:value-type="string">
            <text:p>GERDEJ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jquintero</text:p>
          </table:table-cell>
        </table:table-row>
        <table:table-row>
          <table:table-cell office:value-type="string">
            <text:p>INFSIS-2/2018</text:p>
          </table:table-cell>
          <table:table-cell office:value-type="string">
            <text:p>2018-03-17 11:33:08</text:p>
          </table:table-cell>
          <table:table-cell office:value-type="string">
            <text:p>GERRE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jquintero</text:p>
          </table:table-cell>
        </table:table-row>
        <table:table-row>
          <table:table-cell office:value-type="string">
            <text:p>INFSIS-2/2018</text:p>
          </table:table-cell>
          <table:table-cell office:value-type="string">
            <text:p>2018-03-17 11:35:40</text:p>
          </table:table-cell>
          <table:table-cell office:value-type="string">
            <text:p>GEREL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jquintero</text:p>
          </table:table-cell>
        </table:table-row>
        <table:table-row>
          <table:table-cell office:value-type="string">
            <text:p>INFSIS-3/2018</text:p>
          </table:table-cell>
          <table:table-cell office:value-type="string">
            <text:p>2018-03-17 11:53:48</text:p>
          </table:table-cell>
          <table:table-cell office:value-type="string">
            <text:p>GERRE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aamarista</text:p>
          </table:table-cell>
        </table:table-row>
        <table:table-row>
          <table:table-cell office:value-type="string">
            <text:p>INFSIS-3/2018</text:p>
          </table:table-cell>
          <table:table-cell office:value-type="string">
            <text:p>2018-03-17 12:00:45</text:p>
          </table:table-cell>
          <table:table-cell office:value-type="string">
            <text:p>GERELI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aamarista</text:p>
          </table:table-cell>
        </table:table-row>
        <table:table-row>
          <table:table-cell office:value-type="string">
            <text:p>INFSIS-4/2018</text:p>
          </table:table-cell>
          <table:table-cell office:value-type="string">
            <text:p>2018-03-17 12:02:24</text:p>
          </table:table-cell>
          <table:table-cell office:value-type="string">
            <text:p>GERRE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aamarista</text:p>
          </table:table-cell>
        </table:table-row>
        <table:table-row>
          <table:table-cell office:value-type="string">
            <text:p>INFSIS-4/2018</text:p>
          </table:table-cell>
          <table:table-cell office:value-type="string">
            <text:p>2018-03-17 12:04:01</text:p>
          </table:table-cell>
          <table:table-cell office:value-type="string">
            <text:p>GERDEJ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jquintero</text:p>
          </table:table-cell>
        </table:table-row>
        <table:table-row>
          <table:table-cell office:value-type="string">
            <text:p>INFSIS-5/2018</text:p>
          </table:table-cell>
          <table:table-cell office:value-type="string">
            <text:p>2018-03-21 16:09:03</text:p>
          </table:table-cell>
          <table:table-cell office:value-type="string">
            <text:p>GERRE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aamarista</text:p>
          </table:table-cell>
        </table:table-row>
      </table:table>
      <text:h text:outline-level="2" text:style-name="Heading_2" text:is-list-header="true">Estructura de tabla para la tabla usuarios</text:h>
      <table:table table:name="usuarios_structure">
        <table:table-column table:number-columns-repeated="7"/>
        <table:table-row>
          <table:table-cell office:value-type="string">
            <text:p>Colum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redeterminado</text:p>
          </table:table-cell>
          <table:table-cell office:value-type="string">
            <text:p>Enlaces a</text:p>
          </table:table-cell>
          <table:table-cell office:value-type="string">
            <text:p>Comentarios</text:p>
          </table:table-cell>
          <table:table-cell office:value-type="string">
            <text:p>MIME-type</text:p>
          </table:table-cell>
        </table:table-row>
        <table:table-row>
          <table:table-cell office:value-type="string">
            <text:p>cuenta</text:p>
          </table:table-cell>
          <table:table-cell office:value-type="string">
            <text:p>varchar(1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ontrasena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mbre</text:p>
          </table:table-cell>
          <table:table-cell office:value-type="string">
            <text:p>varchar(2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pellido</text:p>
          </table:table-cell>
          <table:table-cell office:value-type="string">
            <text:p>varchar(2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gerencia</text:p>
          </table:table-cell>
          <table:table-cell office:value-type="string">
            <text:p>varchar(7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gerencias (codigo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erfil</text:p>
          </table:table-cell>
          <table:table-cell office:value-type="string">
            <text:p>varchar(3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perfiles (codigo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edula</text:p>
          </table:table-cell>
          <table:table-cell office:value-type="string">
            <text:p>varchar(2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ireccion</text:p>
          </table:table-cell>
          <table:table-cell office:value-type="string">
            <text:p>varchar(2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lefono</text:p>
          </table:table-cell>
          <table:table-cell office:value-type="string">
            <text:p>varchar(2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mail</text:p>
          </table:table-cell>
          <table:table-cell office:value-type="string">
            <text:p>varchar(6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ctivo</text:p>
          </table:table-cell>
          <table:table-cell office:value-type="string">
            <text:p>char(1)</text:p>
          </table:table-cell>
          <table:table-cell office:value-type="string">
            <text:p>No</text:p>
          </table:table-cell>
          <table:table-cell office:value-type="string">
            <text:p>Y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sgerente</text:p>
          </table:table-cell>
          <table:table-cell office:value-type="string">
            <text:p>varchar(1)</text:p>
          </table:table-cell>
          <table:table-cell office:value-type="string">
            <text:p>Sí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ut_ldap</text:p>
          </table:table-cell>
          <table:table-cell office:value-type="string">
            <text:p>varchar(1)</text:p>
          </table:table-cell>
          <table:table-cell office:value-type="string">
            <text:p>Sí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ogin_ldap</text:p>
          </table:table-cell>
          <table:table-cell office:value-type="string">
            <text:p>varchar(1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Volcado de datos para la tabla usuarios</text:h>
      <table:table table:name="usuarios_structure">
        <table:table-column table:number-columns-repeated="14"/>
        <table:table-row>
          <table:table-cell office:value-type="string">
            <text:p>cuenta</text:p>
          </table:table-cell>
          <table:table-cell office:value-type="string">
            <text:p>contrasena</text:p>
          </table:table-cell>
          <table:table-cell office:value-type="string">
            <text:p>nombre</text:p>
          </table:table-cell>
          <table:table-cell office:value-type="string">
            <text:p>apellido</text:p>
          </table:table-cell>
          <table:table-cell office:value-type="string">
            <text:p>gerencia</text:p>
          </table:table-cell>
          <table:table-cell office:value-type="string">
            <text:p>perfil</text:p>
          </table:table-cell>
          <table:table-cell office:value-type="string">
            <text:p>cedula</text:p>
          </table:table-cell>
          <table:table-cell office:value-type="string">
            <text:p>direccion</text:p>
          </table:table-cell>
          <table:table-cell office:value-type="string">
            <text:p>telefono</text:p>
          </table:table-cell>
          <table:table-cell office:value-type="string">
            <text:p>email</text:p>
          </table:table-cell>
          <table:table-cell office:value-type="string">
            <text:p>activo</text:p>
          </table:table-cell>
          <table:table-cell office:value-type="string">
            <text:p>esgerente</text:p>
          </table:table-cell>
          <table:table-cell office:value-type="string">
            <text:p>aut_ldap</text:p>
          </table:table-cell>
          <table:table-cell office:value-type="string">
            <text:p>login_ldap</text:p>
          </table:table-cell>
        </table:table-row>
        <table:table-row>
          <table:table-cell office:value-type="string">
            <text:p>aamarista</text:p>
          </table:table-cell>
          <table:table-cell office:value-type="string">
            <text:p>c33367701511b4f6020ec61ded352059</text:p>
          </table:table-cell>
          <table:table-cell office:value-type="string">
            <text:p>Argenis</text:p>
          </table:table-cell>
          <table:table-cell office:value-type="string">
            <text:p>Amarista</text:p>
          </table:table-cell>
          <table:table-cell office:value-type="string">
            <text:p>INFSIS</text:p>
          </table:table-cell>
          <table:table-cell office:value-type="string">
            <text:p>GER</text:p>
          </table:table-cell>
          <table:table-cell office:value-type="string">
            <text:p>16901304</text:p>
          </table:table-cell>
          <table:table-cell office:value-type="string">
            <text:p>Su Casa</text:p>
          </table:table-cell>
          <table:table-cell office:value-type="string">
            <text:p>02122345239</text:p>
          </table:table-cell>
          <table:table-cell office:value-type="string">
            <text:p>asdfasdq@correo5.com</text:p>
          </table:table-cell>
          <table:table-cell office:value-type="string">
            <text:p>Y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e10adc3949ba59abbe56e057f20f883e</text:p>
          </table:table-cell>
          <table:table-cell office:value-type="string">
            <text:p>Admin</text:p>
          </table:table-cell>
          <table:table-cell office:value-type="string">
            <text:p>Admin</text:p>
          </table:table-cell>
          <table:table-cell office:value-type="string">
            <text:p>ger</text:p>
          </table:table-cell>
          <table:table-cell office:value-type="string">
            <text:p>ADM</text:p>
          </table:table-cell>
          <table:table-cell office:value-type="string">
            <text:p>444</text:p>
          </table:table-cell>
          <table:table-cell office:value-type="string">
            <text:p>444</text:p>
          </table:table-cell>
          <table:table-cell office:value-type="string">
            <text:p>4444</text:p>
          </table:table-cell>
          <table:table-cell office:value-type="string">
            <text:p>444@cantv.net</text:p>
          </table:table-cell>
          <table:table-cell office:value-type="string">
            <text:p>Y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admin</text:p>
          </table:table-cell>
        </table:table-row>
        <table:table-row>
          <table:table-cell office:value-type="string">
            <text:p>jquintero</text:p>
          </table:table-cell>
          <table:table-cell office:value-type="string">
            <text:p>e3ceb5881a0a1fdaad01296d7554868d</text:p>
          </table:table-cell>
          <table:table-cell office:value-type="string">
            <text:p>Jonathan</text:p>
          </table:table-cell>
          <table:table-cell office:value-type="string">
            <text:p>Quintero</text:p>
          </table:table-cell>
          <table:table-cell office:value-type="string">
            <text:p>INFSIS</text:p>
          </table:table-cell>
          <table:table-cell office:value-type="string">
            <text:p>GER</text:p>
          </table:table-cell>
          <table:table-cell office:value-type="string">
            <text:p>76681234</text:p>
          </table:table-cell>
          <table:table-cell office:value-type="string">
            <text:p>Su Casa 2</text:p>
          </table:table-cell>
          <table:table-cell office:value-type="string">
            <text:p>1234567</text:p>
          </table:table-cell>
          <table:table-cell office:value-type="string">
            <text:p>asdfasdq@correo3.com</text:p>
          </table:table-cell>
          <table:table-cell office:value-type="string">
            <text:p>Y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/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5.1</meta:generator>
    <meta:initial-creator>phpMyAdmin 4.5.1</meta:initial-creator>
    <meta:creation-date>2018-04-02T16:57:08</meta:creation-date>
  </office:meta>
</office:document-meta>
</file>